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 fo:language="hu" fo:country="HU"/>
    </style:style>
    <style:style style:name="P2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2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2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6" style:parent-style-name="Címsor2" style:family="paragraph">
      <style:text-properties fo:language="hu" fo:country="HU"/>
    </style:style>
    <style:style style:name="P3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1" style:parent-style-name="Címsor2" style:family="paragraph">
      <style:text-properties fo:language="hu" fo:country="HU"/>
    </style:style>
    <style:style style:name="P4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3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T45" style:parent-style-name="Bekezdésalapbetűtípusa" style:family="text">
      <style:text-properties style:font-name="Nimbus Roman" fo:font-size="11pt" style:font-size-asian="11pt" style:font-size-complex="11pt" fo:language="hu" fo:country="HU"/>
    </style:style>
    <style:style style:name="P4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7" style:parent-style-name="Címsor3" style:family="paragraph">
      <style:text-properties fo:language="hu" fo:country="HU"/>
    </style:style>
    <style:style style:name="P4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4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1" style:parent-style-name="Címsor3" style:family="paragraph">
      <style:text-properties fo:language="hu" fo:country="HU"/>
    </style:style>
    <style:style style:name="P5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6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5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69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4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75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77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1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2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86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8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0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2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3" style:parent-style-name="Standard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9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97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8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P99" style:parent-style-name="Címsor3" style:family="paragraph">
      <style:text-properties fo:language="hu" fo:country="HU"/>
    </style:style>
    <style:style style:name="P100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01" style:parent-style-name="Standard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0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0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10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T106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ableColumn108" style:family="table-column">
      <style:table-column-properties style:column-width="0.8916in" style:use-optimal-column-width="false"/>
    </style:style>
    <style:style style:name="TableColumn109" style:family="table-column">
      <style:table-column-properties style:column-width="2.302in" style:use-optimal-column-width="false"/>
    </style:style>
    <style:style style:name="TableColumn110" style:family="table-column">
      <style:table-column-properties style:column-width="3.7312in" style:use-optimal-column-width="false"/>
    </style:style>
    <style:style style:name="Table107" style:family="table">
      <style:table-properties style:width="6.925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hu" fo:country="HU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1pt" style:font-size-asian="11pt" style:font-size-complex="11pt" fo:language="hu" fo:country="HU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 fo:language="hu" fo:country="HU"/>
    </style:style>
    <style:style style:name="TableRow118" style:family="table-row">
      <style:table-row-properties style:min-row-height="0.4006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hu" fo:country="HU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 fo:language="hu" fo:country="H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 fo:language="hu" fo:country="HU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hu" fo:country="HU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 fo:language="hu" fo:country="HU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 fo:language="hu" fo:country="HU"/>
    </style:style>
    <style:style style:name="P132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ableColumn134" style:family="table-column">
      <style:table-column-properties style:column-width="1.7055in" style:use-optimal-column-width="false"/>
    </style:style>
    <style:style style:name="TableColumn135" style:family="table-column">
      <style:table-column-properties style:column-width="2.9111in" style:use-optimal-column-width="false"/>
    </style:style>
    <style:style style:name="TableColumn136" style:family="table-column">
      <style:table-column-properties style:column-width="2.3083in" style:use-optimal-column-width="false"/>
    </style:style>
    <style:style style:name="Table133" style:family="table">
      <style:table-properties style:width="6.92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 fo:language="hu" fo:country="HU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 fo:language="hu" fo:country="HU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 fo:language="hu" fo:country="HU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1pt" style:font-size-asian="11pt" style:font-size-complex="11pt" fo:language="hu" fo:country="HU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 fo:language="hu" fo:country="HU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 fo:language="hu" fo:country="HU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 fo:language="hu" fo:country="HU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 fo:language="hu" fo:country="HU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 fo:language="hu" fo:country="HU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 fo:language="hu" fo:country="HU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 fo:language="hu" fo:country="HU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 fo:language="hu" fo:country="HU"/>
    </style:style>
    <style:style style:name="P165" style:parent-style-name="Címsor2" style:family="paragraph">
      <style:text-properties style:font-name="Times New Roman" fo:color="#000000" fo:font-size="16pt" style:font-size-asian="16pt" style:font-size-complex="16pt" fo:language="hu" fo:country="HU"/>
    </style:style>
    <style:style style:name="P166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6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68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6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70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 fo:language="hu" fo:country="HU"/>
    </style:style>
    <style:style style:name="P17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72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173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74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P175" style:parent-style-name="Textbody" style:family="paragraph">
      <style:text-properties fo:font-size="11pt" style:font-size-asian="11pt" style:font-size-complex="11pt" fo:language="hu" fo:country="HU"/>
    </style:style>
    <style:style style:name="T176" style:parent-style-name="Bekezdésalapbetűtípusa" style:family="text">
      <style:text-properties fo:font-size="11pt" style:font-size-asian="11pt" style:font-size-complex="11pt" fo:language="hu" fo:country="HU"/>
    </style:style>
    <style:style style:name="T177" style:parent-style-name="Bekezdésalapbetűtípusa" style:family="text">
      <style:text-properties fo:font-size="11pt" style:font-size-asian="11pt" style:font-size-complex="11pt" fo:language="hu" fo:country="HU"/>
    </style:style>
    <style:style style:name="T178" style:parent-style-name="Bekezdésalapbetűtípusa" style:family="text">
      <style:text-properties fo:font-size="11pt" style:font-size-asian="11pt" style:font-size-complex="11pt" fo:language="hu" fo:country="HU"/>
    </style:style>
    <style:style style:name="T179" style:parent-style-name="Bekezdésalapbetűtípusa" style:family="text">
      <style:text-properties fo:font-size="11pt" style:font-size-asian="11pt" style:font-size-complex="11pt" fo:language="hu" fo:country="HU"/>
    </style:style>
    <style:style style:name="T180" style:parent-style-name="Bekezdésalapbetűtípusa" style:family="text">
      <style:text-properties fo:font-size="11pt" style:font-size-asian="11pt" style:font-size-complex="11pt" fo:language="hu" fo:country="HU"/>
    </style:style>
    <style:style style:name="P181" style:parent-style-name="Textbody" style:family="paragraph">
      <style:text-properties fo:font-size="11pt" style:font-size-asian="11pt" style:font-size-complex="11pt" fo:language="hu" fo:country="HU"/>
    </style:style>
    <style:style style:name="P182" style:parent-style-name="Textbody" style:family="paragraph">
      <style:text-properties fo:font-size="11pt" style:font-size-asian="11pt" style:font-size-complex="11pt" fo:language="hu" fo:country="HU"/>
    </style:style>
    <style:style style:name="P18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84" style:parent-style-name="Bekezdésalapbetűtípusa" style:family="text">
      <style:text-properties style:font-name="Times New Roman" fo:color="#000000" fo:font-size="16pt" style:font-size-asian="16pt" style:font-size-complex="16pt" fo:language="hu" fo:country="HU"/>
    </style:style>
    <style:style style:name="T185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86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T187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fo:language="hu" fo:country="HU"/>
    </style:style>
    <style:style style:name="P18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189" style:parent-style-name="Textbody" style:family="paragraph">
      <style:text-properties style:font-name="Times New Roman" fo:font-weight="bold" style:font-weight-asian="bold" style:font-weight-complex="bold" fo:color="#000000" fo:font-size="18pt" style:font-size-asian="18pt" style:font-size-complex="18pt" fo:language="hu" fo:country="HU"/>
    </style:style>
    <style:style style:name="P190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19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9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3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9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9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19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98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9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0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0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4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0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0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0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1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1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5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1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1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0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2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2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2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2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2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2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2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3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3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3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4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2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4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4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4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5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5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5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5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5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6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6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6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6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67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6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7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1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7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7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27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76" style:parent-style-name="Bekezdésalapbetűtípusa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2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7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279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TableColumn281" style:family="table-column">
      <style:table-column-properties style:column-width="3.4625in" style:use-optimal-column-width="false"/>
    </style:style>
    <style:style style:name="TableColumn282" style:family="table-column">
      <style:table-column-properties style:column-width="3.4625in" style:use-optimal-column-width="false"/>
    </style:style>
    <style:style style:name="Table280" style:family="table">
      <style:table-properties style:width="6.925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 fo:language="hu" fo:country="HU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 fo:language="hu" fo:country="HU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fo:font-size="11pt" style:font-size-asian="11pt" style:font-size-complex="11pt" fo:language="hu" fo:country="HU"/>
    </style:style>
    <style:style style:name="P30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09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1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2" style:parent-style-name="Textbody" style:family="paragraph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13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1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1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T32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3" style:parent-style-name="Bekezdésalapbetűtípusa" style:family="text">
      <style:text-properties style:font-name="Times New Roman" fo:color="#555555" fo:font-size="11pt" style:font-size-asian="11pt" style:font-size-complex="11pt" fo:language="hu" fo:country="HU"/>
    </style:style>
    <style:style style:name="P324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5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7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8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29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0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1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2" style:parent-style-name="Textbody" style:family="paragraph">
      <style:text-properties style:font-name="Times New Roman" fo:font-weight="bold" style:font-weight-asian="bold" style:font-weight-complex="bold" fo:color="#000000" fo:font-size="16pt" style:font-size-asian="16pt" style:font-size-complex="16pt" fo:language="hu" fo:country="HU"/>
    </style:style>
    <style:style style:name="P333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334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35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36" style:parent-style-name="Textbody" style:family="paragraph">
      <style:paragraph-properties fo:text-align="justify" fo:margin-left="0.5in">
        <style:tab-stops/>
      </style:paragraph-properties>
    </style:style>
    <style:style style:name="T33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3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3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4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41" style:parent-style-name="Textbody" style:family="paragraph">
      <style:paragraph-properties fo:text-align="justify" fo:margin-left="0.5in">
        <style:tab-stops/>
      </style:paragraph-properties>
    </style:style>
    <style:style style:name="T34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44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45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6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7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8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49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50" style:parent-style-name="Textbody" style:family="paragraph">
      <style:paragraph-properties fo:text-align="justify" fo:margin-left="0.5in">
        <style:tab-stops/>
      </style:paragraph-properties>
    </style:style>
    <style:style style:name="T3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5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54" style:parent-style-name="Standard" style:family="paragraph">
      <style:paragraph-properties fo:text-align="justify" fo:margin-bottom="0.1in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55" style:parent-style-name="Standard" style:family="paragraph">
      <style:paragraph-properties fo:text-align="justify" fo:margin-bottom="0.1in" fo:margin-left="0.5in">
        <style:tab-stops/>
      </style:paragraph-properties>
    </style:style>
    <style:style style:name="T3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5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58" style:parent-style-name="Textbody" style:family="paragraph">
      <style:paragraph-properties fo:text-align="justify" fo:margin-left="0.5in">
        <style:tab-stops/>
      </style:paragraph-properties>
    </style:style>
    <style:style style:name="T359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6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61" style:parent-style-name="Textbody" style:family="paragraph">
      <style:paragraph-properties fo:text-align="justify" fo:margin-left="0.5in">
        <style:tab-stops/>
      </style:paragraph-properties>
    </style:style>
    <style:style style:name="T3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63" style:parent-style-name="Textbody" style:family="paragraph">
      <style:paragraph-properties fo:text-align="justify" fo:margin-left="0.5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364" style:parent-style-name="Textbody" style:family="paragraph">
      <style:paragraph-properties fo:text-align="justify" fo:margin-left="0.5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365" style:parent-style-name="Textbody" style:family="paragraph">
      <style:paragraph-properties fo:text-align="justify" fo:margin-left="0.5in">
        <style:tab-stops/>
      </style:paragraph-properties>
    </style:style>
    <style:style style:name="T36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6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68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69" style:parent-style-name="Textbody" style:family="paragraph">
      <style:paragraph-properties fo:margin-left="0.4895in">
        <style:tab-stops/>
      </style:paragraph-properties>
      <style:text-properties fo:language="hu" fo:country="HU"/>
    </style:style>
    <style:style style:name="P370" style:parent-style-name="Textbody" style:family="paragraph">
      <style:paragraph-properties fo:margin-left="0.4895in">
        <style:tab-stops/>
      </style:paragraph-properties>
      <style:text-properties fo:language="hu" fo:country="HU"/>
    </style:style>
    <style:style style:name="P371" style:parent-style-name="Textbody" style:family="paragraph">
      <style:paragraph-properties fo:margin-left="0.4895in">
        <style:tab-stops/>
      </style:paragraph-properties>
      <style:text-properties fo:language="hu" fo:country="HU"/>
    </style:style>
    <style:style style:name="P372" style:parent-style-name="Textbody" style:family="paragraph">
      <style:text-properties fo:language="hu" fo:country="HU"/>
    </style:style>
    <style:style style:name="P373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74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75" style:parent-style-name="Textbody" style:family="paragraph">
      <style:paragraph-properties fo:text-align="justify" fo:margin-left="0.5in">
        <style:tab-stops/>
      </style:paragraph-properties>
    </style:style>
    <style:style style:name="T3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78" style:parent-style-name="Textbody" style:family="paragraph">
      <style:paragraph-properties fo:text-align="justify" fo:margin-left="0.5in">
        <style:tab-stops/>
      </style:paragraph-properties>
    </style:style>
    <style:style style:name="T37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8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82" style:parent-style-name="Címsor1" style:family="paragraph">
      <style:text-properties style:font-name="Times New Roman" fo:color="#000000" fo:font-size="18pt" style:font-size-asian="18pt" style:font-size-complex="18pt" fo:language="hu" fo:country="HU"/>
    </style:style>
    <style:style style:name="P383" style:parent-style-name="Textbody" style:family="paragraph">
      <style:paragraph-properties fo:text-indent="0.4923in"/>
    </style:style>
    <style:style style:name="T384" style:parent-style-name="Bekezdésalapbetűtípusa" style:family="text">
      <style:text-properties style:font-name="Times New Roman" fo:font-style="italic" style:font-style-asian="italic" style:font-style-complex="italic" fo:color="#000000" fo:font-size="14pt" style:font-size-asian="14pt" style:font-size-complex="13pt" fo:language="hu" fo:country="HU"/>
    </style:style>
    <style:style style:name="T385" style:parent-style-name="Bekezdésalapbetűtípusa" style:family="text">
      <style:text-properties fo:font-style="italic" style:font-style-asian="italic" style:font-style-complex="italic" fo:font-size="13pt" style:font-size-asian="13pt" style:font-size-complex="13pt" fo:language="hu" fo:country="HU"/>
    </style:style>
    <style:style style:name="P386" style:parent-style-name="Textbody" style:family="paragraph">
      <style:paragraph-properties fo:margin-bottom="0in"/>
    </style:style>
    <style:style style:name="T387" style:parent-style-name="Bekezdésalapbetűtípusa" style:family="text">
      <style:text-properties fo:language="hu" fo:country="HU"/>
    </style:style>
    <style:style style:name="T388" style:parent-style-name="Bekezdésalapbetűtípusa" style:family="text">
      <style:text-properties fo:language="hu" fo:country="HU"/>
    </style:style>
    <style:style style:name="T389" style:parent-style-name="Bekezdésalapbetűtípusa" style:family="text">
      <style:text-properties fo:font-size="11pt" style:font-size-asian="11pt" style:font-size-complex="11pt" fo:language="hu" fo:country="HU"/>
    </style:style>
    <style:style style:name="T390" style:parent-style-name="Bekezdésalapbetűtípusa" style:family="text">
      <style:text-properties fo:font-weight="bold" style:font-weight-asian="bold" style:font-weight-complex="bold" fo:font-size="11pt" style:font-size-asian="11pt" style:font-size-complex="11pt" fo:language="hu" fo:country="HU"/>
    </style:style>
    <style:style style:name="T391" style:parent-style-name="Bekezdésalapbetűtípusa" style:family="text">
      <style:text-properties fo:font-size="11pt" style:font-size-asian="11pt" style:font-size-complex="11pt" fo:language="hu" fo:country="HU"/>
    </style:style>
    <style:style style:name="P392" style:parent-style-name="Textbody" style:family="paragraph">
      <style:paragraph-properties fo:margin-left="0.9847in" fo:text-indent="0.0048in">
        <style:tab-stops/>
      </style:paragraph-properties>
      <style:text-properties fo:font-size="11pt" style:font-size-asian="11pt" style:font-size-complex="11pt" fo:language="hu" fo:country="HU"/>
    </style:style>
    <style:style style:name="T393" style:parent-style-name="Bekezdésalapbetűtípusa" style:family="text">
      <style:text-properties fo:language="hu" fo:country="HU"/>
    </style:style>
    <style:style style:name="T394" style:parent-style-name="Bekezdésalapbetűtípusa" style:family="text">
      <style:text-properties fo:font-style="italic" style:font-style-asian="italic" style:font-style-complex="italic" fo:font-size="13pt" style:font-size-asian="13pt" style:font-size-complex="13pt" fo:language="hu" fo:country="HU"/>
    </style:style>
    <style:style style:name="P395" style:parent-style-name="Textbody" style:family="paragraph">
      <style:paragraph-properties fo:margin-bottom="0in"/>
    </style:style>
    <style:style style:name="T396" style:parent-style-name="Bekezdésalapbetűtípusa" style:family="text">
      <style:text-properties fo:language="hu" fo:country="HU"/>
    </style:style>
    <style:style style:name="T397" style:parent-style-name="Bekezdésalapbetűtípusa" style:family="text">
      <style:text-properties fo:font-size="13pt" style:font-size-asian="13pt" style:font-size-complex="13pt" fo:language="hu" fo:country="HU"/>
    </style:style>
    <style:style style:name="T398" style:parent-style-name="Bekezdésalapbetűtípusa" style:family="text">
      <style:text-properties fo:language="hu" fo:country="HU"/>
    </style:style>
    <style:style style:name="T39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0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0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02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403" style:parent-style-name="Standard" style:family="paragraph">
      <style:paragraph-properties fo:line-height="115%"/>
    </style:style>
    <style:style style:name="T40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0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0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08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09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  <style:style style:name="T41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1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12" style:parent-style-name="Standard" style:family="paragraph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13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14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41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1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1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21" style:parent-style-name="Textbody" style:family="paragraph">
      <style:text-properties fo:font-size="13pt" style:font-size-asian="13pt" style:font-size-complex="13pt" fo:language="hu" fo:country="HU"/>
    </style:style>
    <style:style style:name="T4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3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24" style:parent-style-name="Textbody" style:family="paragraph">
      <style:paragraph-properties fo:margin-bottom="0in"/>
    </style:style>
    <style:style style:name="T4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6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2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2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29" style:parent-style-name="Textbody" style:family="paragraph">
      <style:paragraph-properties fo:margin-bottom="0in" fo:margin-left="1.477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30" style:parent-style-name="Textbody" style:family="paragraph">
      <style:paragraph-properties fo:margin-left="1.477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31" style:parent-style-name="Textbody" style:family="paragraph">
      <style:paragraph-properties fo:margin-bottom="0in"/>
    </style:style>
    <style:style style:name="T43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3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34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3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36" style:parent-style-name="Textbody" style:family="paragraph">
      <style:text-properties style:font-name="Times New Roman" fo:color="#000000" fo:font-size="11pt" style:font-size-asian="11pt" style:font-size-complex="11pt" fo:language="hu" fo:country="HU"/>
    </style:style>
    <style:style style:name="P437" style:parent-style-name="Textbody" style:family="paragraph">
      <style:paragraph-properties fo:margin-bottom="0in"/>
    </style:style>
    <style:style style:name="T438" style:parent-style-name="Bekezdésalapbetűtípusa" style:family="text">
      <style:text-properties fo:font-size="11pt" style:font-size-asian="11pt" style:font-size-complex="11pt" fo:language="hu" fo:country="HU"/>
    </style:style>
    <style:style style:name="T439" style:parent-style-name="Bekezdésalapbetűtípusa" style:family="text">
      <style:text-properties fo:font-size="11pt" style:font-size-asian="11pt" style:font-size-complex="11pt" fo:language="hu" fo:country="HU"/>
    </style:style>
    <style:style style:name="T440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441" style:parent-style-name="Textbody" style:family="paragraph">
      <style:paragraph-properties fo:margin-left="0.9847in">
        <style:tab-stops/>
      </style:paragraph-properties>
    </style:style>
    <style:style style:name="T44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4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44" style:parent-style-name="Bekezdésalapbetűtípusa" style:family="text">
      <style:text-properties fo:font-size="11pt" style:font-size-asian="11pt" style:font-size-complex="11pt" fo:language="hu" fo:country="HU"/>
    </style:style>
    <style:style style:name="T44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46" style:parent-style-name="Bekezdésalapbetűtípusa" style:family="text">
      <style:text-properties fo:font-size="11pt" style:font-size-asian="11pt" style:font-size-complex="11pt" fo:language="hu" fo:country="HU"/>
    </style:style>
    <style:style style:name="T44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48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49" style:parent-style-name="Standard" style:family="paragraph">
      <style:paragraph-properties fo:line-height="115%"/>
    </style:style>
    <style:style style:name="T45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1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5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53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54" style:parent-style-name="Standard" style:family="paragraph">
      <style:paragraph-properties fo:line-height="115%"/>
      <style:text-properties style:font-name="Times New Roman" fo:color="#000000" fo:font-size="11pt" style:font-size-asian="11pt" style:font-size-complex="11pt" fo:language="hu" fo:country="HU"/>
    </style:style>
    <style:style style:name="P455" style:parent-style-name="Standard" style:family="paragraph">
      <style:paragraph-properties fo:line-height="115%"/>
    </style:style>
    <style:style style:name="T4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7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5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5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60" style:parent-style-name="Standard" style:family="paragraph">
      <style:paragraph-properties fo:line-height="115%"/>
    </style:style>
    <style:style style:name="T46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6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63" style:parent-style-name="Standard" style:family="paragraph">
      <style:paragraph-properties fo:line-height="115%"/>
      <style:text-properties style:font-name="Times New Roman" fo:color="#000000" fo:language="hu" fo:country="HU"/>
    </style:style>
    <style:style style:name="P46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65" style:parent-style-name="Bekezdésalapbetűtípusa" style:family="text">
      <style:text-properties style:font-name="Times New Roman" fo:color="#000000" fo:language="hu" fo:country="HU"/>
    </style:style>
    <style:style style:name="T466" style:parent-style-name="Bekezdésalapbetűtípusa" style:family="text">
      <style:text-properties style:font-name="Times New Roman" fo:font-weight="bold" style:font-weight-asian="bold" style:font-weight-complex="bold" fo:color="#000000" fo:language="hu" fo:country="HU"/>
    </style:style>
    <style:style style:name="T467" style:parent-style-name="Bekezdésalapbetűtípusa" style:family="text">
      <style:text-properties style:font-name="Times New Roman" fo:color="#000000" fo:language="hu" fo:country="HU"/>
    </style:style>
    <style:style style:name="T468" style:parent-style-name="Bekezdésalapbetűtípusa" style:family="text">
      <style:text-properties style:font-name="Times New Roman" fo:color="#000000" fo:language="hu" fo:country="HU"/>
    </style:style>
    <style:style style:name="P469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 fo:language="hu" fo:country="HU"/>
    </style:style>
    <style:style style:name="P47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fo:color="#000000" fo:language="hu" fo:country="HU"/>
    </style:style>
    <style:style style:name="P471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72" style:parent-style-name="Bekezdésalapbetűtípusa" style:family="text">
      <style:text-properties style:font-name="Times New Roman" fo:color="#000000" fo:language="hu" fo:country="HU"/>
    </style:style>
    <style:style style:name="T473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7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7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47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7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7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7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8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8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8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84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85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48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87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8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8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49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491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9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9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94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9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496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497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498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499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500" style:parent-style-name="Bekezdésalapbetűtípusa" style:family="text"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T501" style:parent-style-name="Bekezdésalapbetűtípusa" style:family="text">
      <style:text-properties style:font-name="Times New Roman" fo:color="#000000" fo:font-size="13pt" style:font-size-asian="13pt" style:font-size-complex="13pt" fo:language="hu" fo:country="HU"/>
    </style:style>
    <style:style style:name="T50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0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04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50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fo:font-style="italic" style:font-style-asian="italic" style:font-style-complex="italic" fo:color="#000000" fo:font-size="13pt" style:font-size-asian="13pt" style:font-size-complex="13pt" fo:language="hu" fo:country="HU"/>
    </style:style>
    <style:style style:name="P506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50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08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0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1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51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1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13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51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15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51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1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518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519" style:parent-style-name="Textbody" style:family="paragraph">
      <style:text-properties fo:font-size="11pt" style:font-size-asian="11pt" style:font-size-complex="11pt" fo:language="hu" fo:country="HU"/>
    </style:style>
    <style:style style:name="P520" style:parent-style-name="Standard" style:family="paragraph">
      <style:text-properties style:font-name="Times New Roman" fo:color="#000000" fo:font-size="11pt" style:font-size-asian="11pt" style:font-size-complex="11pt" fo:language="hu" fo:country="HU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<text:tab/>2.1 Üzleti lehetőségek</text:p>
        <text:p text:style-name="P6"><text:tab/>2.2 A probléma megfogalmazása</text:p>
        <text:p text:style-name="P7"><text:tab/>2.3 Az elkészült termék helye</text:p>
        <text:p text:style-name="P8">3. Érintettek és felhasználók</text:p>
        <text:p text:style-name="P9"><text:tab/>3.1. Az érintettek összefoglalása</text:p>
        <text:p text:style-name="P10"><text:tab/>3.2. A felhasználók<text:s/>összefoglalása</text:p>
        <text:p text:style-name="P11"><text:tab/>3.3 Felhasználói környezet</text:p>
        <text:p text:style-name="P12"><text:tab/>3.4. Illetékesek adatai</text:p>
        <text:p text:style-name="P13"><text:tab/>3.5. Felhasználók adatai</text:p>
        <text:p text:style-name="P14">4. A végtermék áttekintése</text:p>
        <text:p text:style-name="P15"><text:tab/>4.1 A termék kapcsolatai</text:p>
        <text:p text:style-name="P16"><text:tab/>4.2. A termék használatának előnyei</text:p>
        <text:p text:style-name="P17"><text:tab/>4.3. Feltételezések és függőségek</text:p>
        <text:p text:style-name="P18"><text:tab/>4.4 Költségbecslés</text:p>
        <text:p text:style-name="P19"><text:tab/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h text:style-name="P36" text:outline-level="2">1. Bevezetés</text:h>
        <text:p text:style-name="P37"/>
        <text:p text:style-name="P38">Szoftverünk neve: Ubimon</text:p>
        <text:p text:style-name="P39">Csapatunk egy<text:s/>kétdimenziós RPG játékon dolgozik, amely néhány egyedi, és rendkívüli változtatások mellett nagy hangsúlyt fektett a környezetvédelem fontosságára.</text:p>
        <text:p text:style-name="P40"/>
        <text:h text:style-name="P41" text:outline-level="2">2. Az alkalmazás helye</text:h>
        <text:p text:style-name="P42"/>
        <text:p text:style-name="Standard"><text:span text:style-name="T43">Az alkalmazás - elkészítése után - egy egyszerű, kis méretű RPG játékszoftver lesz,</text:span><text:span text:style-name="T44"><text:s/>amely először a Steam platformról lesz elérhető digitálisan, de tervben van egy fizikális, limitált kiadás is, mely tartalmazna kiegészítőket (kézikönyv, poszter, térkép stb.). A játék bármely korosztály számára ajánlott, ha valaki szeretne egy kicsit szó</text:span><text:span text:style-name="T45">rakozni, és mellesleg elgondolkodni a főtémával kapcsolatosan.</text:span></text:p>
        <text:p text:style-name="P46"/>
        <text:h text:style-name="P47" text:outline-level="3">2.1 Üzleti lehetőségek</text:h>
        <text:p text:style-name="P48"/>
        <text:p text:style-name="P49">Ez a szoftver a szórakoztatóipart veszi célba. Egy fix áron Emellett számítunk arra, hogy a megfelelő balansz és stratégiák kialakítása véget, ez a játék eSport<text:s/>szintű bajnokságokba is bekerülhet.</text:p>
        <text:p text:style-name="P50"/>
        <text:h text:style-name="P51" text:outline-level="3">2.2 A probléma megfogalmazása</text:h>
        <text:p text:style-name="P52"/>
        <text:p text:style-name="P53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54"/>
        <text:p text:style-name="P55">Egy játékszoftveren belül – ha a verziókezelést figyelembe vesszük – igen nagy hangsúlyt kell fektetni a cél minél sokoldalúbb teljesítéséhez. Ehhez azonban<text:s/>érdemes a legalapabb problémákat megoldani, ahhoz hogy tovább tudjuk finomhangolni az univerzációt. Egy RPG-ben ezek a következők:</text:p>
        <text:p text:style-name="P56"/>
        <text:list text:style-name="LFO1" text:continue-numbering="true">
          <text:list-item>
            <text:p text:style-name="P57">Csalás nélküli végigjátszhatóság megoldása</text:p>
          </text:list-item>
          <text:list-item>
            <text:p text:style-name="P58">Megfelelő interfész kialakítása</text:p>
          </text:list-item>
          <text:list-item>
            <text:p text:style-name="P59">A játéktér beláthatósága</text:p>
          </text:list-item>
          <text:list-item>
            <text:p text:style-name="P60">Megfelelő AI biztosítása</text:p>
          </text:list-item>
          <text:list-item>
            <text:p text:style-name="P61">Változatos tér, és a szörnyek megfelelő elhelyezkedése</text:p>
          </text:list-item>
          <text:list-item>
            <text:p text:style-name="P62">Időzítések szinkronizálása, arányok bemérése</text:p>
          </text:list-item>
          <text:list-item>
            <text:p text:style-name="P63">A játékos cselekedeteinek végleges, vagy ideiglenes következménye legyen</text:p>
          </text:list-item>
        </text:list>
        <text:p text:style-name="P64"/>
        <text:p text:style-name="P65">Csalás nélküli végigjászhatóság megoldása:</text:p>
        <text:p text:style-name="Standard"><text:span text:style-name="T66"><text:tab/>Talán a legegyértelműbb probléma min</text:span><text:span text:style-name="T67">dközül, mégis csak fontos számunkra ez a pont, főleg egy RPG-nél, ahol sokkal több lehetőség adott a játékos számára.</text:span></text:p>
        <text:p text:style-name="P68"/>
        <text:p text:style-name="P69">Megfelelő interfész kialakítása:</text:p>
        <text:p text:style-name="Standard"><text:span text:style-name="T70"><text:tab/></text:span><text:span text:style-name="T71">A műfajnak megfelelően a játék alatt két magasabb szintű interfészt tervezünk. Egy a<text:s/></text:span><text:span text:style-name="T72">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p>
        <text:p text:style-name="P73"/>
        <text:p text:style-name="P74"/>
        <text:p text:style-name="P75"/>
        <text:p text:style-name="P76"/>
        <text:p text:style-name="P77">A<text:s/>játéktér beláthatósága:</text:p>
        <text:p text:style-name="Standard"><text:span text:style-name="T78"><text:tab/></text:span><text:span text:style-name="T79">A kétdimenziós felülnézeti interfész alatt játszik inkább ez az elem nagy szerepet, ahol fontos hogy el tudjunk navigálni a célunking. Rendes pályaszerkesztés, megfelelő színpaletta/színvilág, és más grafikai elemek szükséges ennek</text:span><text:span text:style-name="T80"><text:s/>megalkotására, majd ezeket balanszolni kell.</text:span></text:p>
        <text:p text:style-name="P81"/>
        <text:p text:style-name="P82">Megfelelő AI biztosítása:</text:p>
        <text:p text:style-name="Standard"><text:span text:style-name="T83"><text:tab/>A fokozatos nehézségi szint megvalósítása a progresszió alatt, már egy alapkövetelmény szinte minden videójátéknál, így gondoskodnunk kell arra, hogy a játékos a történet haladtával,</text:span><text:span text:style-name="T84"><text:s/>már sokkal kihívóbb, de legyőzhető ellenfelek ellen mérje össze tudását.</text:span></text:p>
        <text:p text:style-name="P85"/>
        <text:p text:style-name="P86">Változatos tér, és a szörnyek megfelelő elhelyezkedése:</text:p>
        <text:p text:style-name="Standard"><text:span text:style-name="T87"><text:tab/>Mivel a szörnyek egyediségét nem csak személyiségük, hanem különböző saját típusuk is meghatározza, <text:s/>így érdemes ezeknek az<text:s/></text:span><text:span text:style-name="T88">élőlényeknek a hozzájuk illő környezetet megalkotni, és ezekre a helyekre elhelyezni őket.</text:span></text:p>
        <text:p text:style-name="P89"/>
        <text:p text:style-name="P90">Időzítések szinkronízálása, arányok bemérése:</text:p>
        <text:p text:style-name="Standard"><text:span text:style-name="T91"><text:tab/>A nehézségnek megfelelően fontos bemérni az arányokat, és a fejlődési időtartalmakat össze kell hangolni.</text:span></text:p>
        <text:p text:style-name="P92"/>
        <text:p text:style-name="P93">A játékos<text:s/>cselekedeteinek végleges, vagy ideiglenes következménye legyen:</text:p>
        <text:p text:style-name="Standard"><text:span text:style-name="T94"><text:tab/>Nagy hangsúlyt szeretnénk fektetni a játékos egyedi döntéseire/cselkedeteire. Olyan a haladást befolyásoló elemekre gondolunk, mint NPC közötti viszonyfejlesztés, opcionális missziók elválalá</text:span><text:span text:style-name="T95">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</text:span><text:span text:style-name="T96">ezebbé teszi a kalandot.</text:span></text:p>
        <text:p text:style-name="P97"/>
        <text:p text:style-name="P98"/>
        <text:h text:style-name="P99" text:outline-level="3">2.3 Az elkészült termék helye</text:h>
        <text:p text:style-name="P100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101"/>
        <text:p text:style-name="P10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103" text:outline-level="1">3. Érintettek és<text:s/>felhasználók</text:h>
        <text:p text:style-name="P104"><text:tab/>A projekt fejlesztését KoviUbiSoft végzi. A megrendelő és konzulens Sátán Ádám.</text:p>
        <text:p text:style-name="Textbody"><text:span text:style-name="T105">3.1. Az érintettek összefoglalása</text:span><text:span text:style-name="T106"><text:tab/></text:span></text:p>
        <table:table table:style-name="Table107">
          <table:table-columns>
            <table:table-column table:style-name="TableColumn108"/>
            <table:table-column table:style-name="TableColumn109"/>
            <table:table-column table:style-name="TableColumn110"/>
          </table:table-columns>
          <table:table-row table:style-name="TableRow111">
            <table:table-cell table:style-name="TableCell112">
              <text:p text:style-name="P113">Elnevezés</text:p>
            </table:table-cell>
            <table:table-cell table:style-name="TableCell114">
              <text:p text:style-name="P115">Leírás</text:p>
            </table:table-cell>
            <table:table-cell table:style-name="TableCell116">
              <text:p text:style-name="P117">Szerep</text:p>
            </table:table-cell>
          </table:table-row>
          <table:table-row table:style-name="TableRow118">
            <table:table-cell table:style-name="TableCell119">
              <text:p text:style-name="P120">Megrendelő</text:p>
            </table:table-cell>
            <table:table-cell table:style-name="TableCell121">
              <text:p text:style-name="P122">Az alkalmazás elkészítését igényli</text:p>
            </table:table-cell>
            <table:table-cell table:style-name="TableCell123">
              <text:p text:style-name="P124">finanszírozza az alkalmazás fejlesztésének és<text:s/>fenntartásának költségeit<text:line-break/></text:p>
            </table:table-cell>
          </table:table-row>
          <table:table-row table:style-name="TableRow125">
            <table:table-cell table:style-name="TableCell126">
              <text:p text:style-name="P127">Fejlesztők</text:p>
            </table:table-cell>
            <table:table-cell table:style-name="TableCell128">
              <text:p text:style-name="P129">A játék elkészítéséért, illetve további fejlesztéséért felelősek</text:p>
            </table:table-cell>
            <table:table-cell table:style-name="TableCell130">
              <text:p text:style-name="P131">Elkészítik majd fejlesztik és karbantartják a játékot</text:p>
            </table:table-cell>
          </table:table-row>
        </table:table>
        <text:soft-page-break/>
        <text:h text:style-name="P132" text:outline-level="2">3.2. A felhasználók összefoglalása<text:line-break/></text:h>
        <table:table table:style-name="Table133">
          <table:table-columns>
            <table:table-column table:style-name="TableColumn134"/>
            <table:table-column table:style-name="TableColumn135"/>
            <table:table-column table:style-name="TableColumn136"/>
          </table:table-columns>
          <table:table-row table:style-name="TableRow137">
            <table:table-cell table:style-name="TableCell138">
              <text:p text:style-name="P139">Elnevezés</text:p>
            </table:table-cell>
            <table:table-cell table:style-name="TableCell140">
              <text:p text:style-name="P141">Leírás</text:p>
            </table:table-cell>
            <table:table-cell table:style-name="TableCell142">
              <text:p text:style-name="P143">Illetékes</text:p>
            </table:table-cell>
          </table:table-row>
          <table:table-row table:style-name="TableRow144">
            <table:table-cell table:style-name="TableCell145">
              <text:p text:style-name="P146">Potenciális<text:s/>Felhasználó</text:p>
            </table:table-cell>
            <table:table-cell table:style-name="TableCell147">
              <text:p text:style-name="P148">Próbaverziót használja</text:p>
            </table:table-cell>
            <table:table-cell table:style-name="TableCell149">
              <text:p text:style-name="P150">-</text:p>
            </table:table-cell>
          </table:table-row>
          <table:table-row table:style-name="TableRow151">
            <table:table-cell table:style-name="TableCell152">
              <text:p text:style-name="P153">Felhasználó</text:p>
            </table:table-cell>
            <table:table-cell table:style-name="TableCell154">
              <text:p text:style-name="P155">Megveszi a teljes játékot</text:p>
            </table:table-cell>
            <table:table-cell table:style-name="TableCell156">
              <text:p text:style-name="P157">felhasználó</text:p>
            </table:table-cell>
          </table:table-row>
          <table:table-row table:style-name="TableRow158">
            <table:table-cell table:style-name="TableCell159">
              <text:p text:style-name="P160">Admin</text:p>
            </table:table-cell>
            <table:table-cell table:style-name="TableCell161">
              <text:p text:style-name="P162">Felügyeli a csalás mentes játékmenetet többjátékos mód esetén</text:p>
            </table:table-cell>
            <table:table-cell table:style-name="TableCell163">
              <text:p text:style-name="P164">admin</text:p>
            </table:table-cell>
          </table:table-row>
        </table:table>
        <text:h text:style-name="P165" text:outline-level="2">3.3 Felhasználói környezet</text:h>
        <text:p text:style-name="P166">Milyen platformon fog futni az átadott alkalmazás, és<text:s/>várhatóan változni fog-e?</text:p>
        <text:p text:style-name="P167">PC</text:p>
        <text:p text:style-name="P168">Hány felhasználó fogja használni egy időben átlagosan, és hány felhasználó várható maximálisan?</text:p>
        <text:p text:style-name="P169">Lehet egyjátékos és többjátékos mód (max x játékossal)</text:p>
        <text:p text:style-name="P170">Mennyi ideig fogja használni a rendszert egy felhasználó, és ez mennyire változó?</text:p>
        <text:p text:style-name="P171">A játék x óra hosszú, A felhasználó tetszőleges ideig használhatja.</text:p>
        <text:h text:style-name="Címsor2" text:outline-level="2"><text:span text:style-name="T172">3.4. Illetékesek adatai</text:span><text:span text:style-name="T173"><text:line-break/></text:span><text:span text:style-name="T174"><text:tab/>A fejlesztői csapat:</text:span></text:h>
        <text:p text:style-name="P175"><text:tab/><text:tab/>KoviUbiSoft<text:line-break/><text:tab/><text:tab/><text:line-break/><text:tab/><text:tab/>Tóth József<text:tab/><text:tab/><text:tab/>tothjozsef225@gmail.com</text:p>
        <text:p text:style-name="Textbody"><text:span text:style-name="T176"><text:tab/></text:span><text:span text:style-name="T177"><text:tab/>Simonyák János</text:span><text:span text:style-name="T178"><text:tab/></text:span><text:span text:style-name="T179"><text:tab/></text:span><text:a xlink:href="mailto:s_janos@outlook.com" office:target-frame-name="_top" xlink:show="replace"><text:span text:style-name="T180">s_janos@outlook.com</text:span></text:a></text:p>
        <text:p text:style-name="P181"><text:tab/><text:tab/>Nagy Róbert<text:tab/><text:tab/><text:tab/>rob.iskola1@gmail.com</text:p>
        <text:p text:style-name="P182"><text:tab/><text:tab/>Bartók-Balogh Gábor<text:tab/><text:tab/>demiteto.bartok@gmail.com</text:p>
        <text:p text:style-name="P183"><text:tab/><text:tab/>Hegedüs Gábor<text:tab/><text:tab/><text:tab/>hegedus.gabor91@gmail.com</text:p>
        <text:h text:style-name="Címsor2" text:outline-level="2"><text:span text:style-name="T184">3.5. Felhasználók adatai</text:span><text:span text:style-name="T185"><text:line-break/></text:span><text:span text:style-name="T186"><text:tab/>A szoftvert bárki használhatja, kortó</text:span><text:span text:style-name="T187">l és nemtől függetlenül.</text:span></text:h>
        <text:p text:style-name="P188"><text:tab/>A szoftver megrendelője és a fejlesztő csapat konzulense Sátán Ádám</text:p>
        <text:p text:style-name="P189">4. A végtermék áttekintése</text:p>
        <text:p text:style-name="P190">4.1 A termék kapcsolatai</text:p>
        <text:p text:style-name="P191"><text:s/>Játékon belüli komponensek:</text:p>
        <text:p text:style-name="Textbody"><text:span text:style-name="T192">-<text:s/></text:span><text:span text:style-name="T193">Menü</text:span><text:span text:style-name="T194">: <text:s/>Egyszerű menü rendszer, amelyben a játékos új játékot kezdhet,<text:s/></text:span><text:span text:style-name="T195">folytathatja a meglévő save file-t, elérheti a beállításokat és kiléphet a játékból.</text:span></text:p>
        <text:p text:style-name="P196"/>
        <text:p text:style-name="Textbody"><text:span text:style-name="T197">-<text:s/></text:span><text:span text:style-name="T198">Karakter kreáló</text:span><text:span text:style-name="T199">: A karakter kreáló komponens felelős a játék elején azért, hogy a játékos személyre szabja a karakterét. A játékos megadhatja a karaktere nevét, választ</text:span><text:span text:style-name="T200">hat nemet, továbbá kiválaszthatja a karaktere külsejét.<text:s/></text:span><text:soft-page-break/><text:span text:style-name="T201">A játékos választhat haj és felső sprite-ok közül, továbbá a bőr, haj, felső. nadrág RGB színeit kiválaszthatja és egyéb kiegészítő díszítők is választhat.</text:span></text:p>
        <text:p text:style-name="P202"/>
        <text:p text:style-name="Textbody"><text:span text:style-name="T203">-</text:span><text:span text:style-name="T204">Ubimon rendszer</text:span><text:span text:style-name="T205">: Az Ubimon rendszer felada</text:span><text:span text:style-name="T206">ta az Ubimon objektumok tárolása és menedzselése. Minden Ubimon objektum tartalmaz attribútumokat mint például: Típus, név, gazda, HP, Attack damage, defense, Special attack damage, Special defense, speed és összesítő érték. Az Ubimon rendszer a játékban t</text:span><text:span text:style-name="T207">alálható összes Ubimon értékeit eltárolja egy adatbázisban. Többjátékos módban a játékosok Ubimonjainak értékeit is tárolja.</text:span></text:p>
        <text:p text:style-name="P208"/>
        <text:p text:style-name="Textbody"><text:span text:style-name="T209">-</text:span><text:span text:style-name="T210">Clock rendszer</text:span><text:span text:style-name="T211">: A játékban lehetőség van egy óra beállítására. Az óra valós időben működik, befolyásolja az Ubimonok evulúcióját<text:s/></text:span><text:span text:style-name="T212">és az in-game eventeket is.</text:span></text:p>
        <text:p text:style-name="P213"/>
        <text:p text:style-name="Textbody"><text:span text:style-name="T214">-</text:span><text:span text:style-name="T215">NPC rendszer</text:span><text:span text:style-name="T216">: Az NPC rendszer kezeli az NPC objektumokat, amelyek névvel és dialógokkal rendelkeznek. Az NPC-k hez tartozhatnak In-game eventek is. Az NPC-k meghatározott tile-okon véletlenszerűen vagy előre scriptelt módon ha</text:span><text:span text:style-name="T217">ladnak, a játékbeli idő alapján spawn-olnak illetve despawn-olnak. In-game event hatására beszélgetést kezdeményezhetnek a játékossal, illetve a játékos interakció hatására bármikor beszélhet az NPC-khez.</text:span></text:p>
        <text:p text:style-name="P218"/>
        <text:p text:style-name="Textbody"><text:span text:style-name="T219">-</text:span><text:span text:style-name="T220">Harcrendszer<text:s/></text:span><text:span text:style-name="T221">: A harcrendszerben a játékos kivála</text:span><text:span text:style-name="T222">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</text:span><text:span text:style-name="T223"><text:s/>Ubimon váltás és harc elhagyása.</text:span></text:p>
        <text:p text:style-name="P224"><text:tab/>A harcrendszer része a UI is, amelyben a játékos Ubimonjai a bal oldalon, az ellenséges Ubimonok a jobb oldalon találhatóak. A UI-ban látszanak a Ubimonok Neve, szintje, hp-ja, exp-je. A rendszer turn based, a turn végén<text:s/>a történések dialóg box-ban jelennek meg.</text:p>
        <text:p text:style-name="P225"/>
        <text:p text:style-name="Textbody"><text:span text:style-name="T226">-</text:span><text:span text:style-name="T227">Fejlődés rendszer (szint rendszer</text:span><text:span text:style-name="T228">): Minden Ubimon rendelkezik exp értékkel, amelyet Ubimon harc győzelmekkel lehet növelni. Meghatározott exp elérésekor az Ubimon szintet lép. A fejlődés rendszer az Ubimonok szin</text:span><text:span text:style-name="T229">tjét tárolja el egy adatbázisban, továbbá a játékos Ubimonjainak szintjei alapján és a co-op játékosok száma alapján az ellenséges Ubimonok stat-jait kiszámolja.</text:span></text:p>
        <text:p text:style-name="P230"/>
        <text:p text:style-name="Textbody"><text:span text:style-name="T231">-</text:span><text:span text:style-name="T232">Többjátékos mód</text:span><text:span text:style-name="T233">: Az alap játékot Local Co-op módban maximum 4 ember játszhatja, továbbá lehe</text:span><text:span text:style-name="T234">t online max 32 emberrel.</text:span></text:p>
        <text:p text:style-name="P235"/>
        <text:p text:style-name="Textbody"><text:span text:style-name="T236">-</text:span><text:span text:style-name="T237">Pálya Térkép</text:span><text:span text:style-name="T238">: A pályarendszer feladata kirajzolni a tile-okat egy meghatározott rács alapján (n x m-es rács). A pályák tile-okból állnak, amelyek 32x32 pixelesek. Másik feladata meghatározott tile-okhoz in-game eventet kötni. pl</text:span><text:span text:style-name="T239">: Más térkép betöltése, interaktivitás, cutscene stb.</text:span></text:p>
        <text:p text:style-name="P240"/>
        <text:soft-page-break/>
        <text:p text:style-name="Textbody"><text:span text:style-name="T241">-</text:span><text:span text:style-name="T242">Dialóg rendszer</text:span><text:span text:style-name="T243">: A dialóg rendszer lényege a szöveg megjelenítése egy dialóg box-ban, illetve a játékosnak választási lehetőségek nyújtása. Az NPC-k a játékos választása alapján válaszolnak és a<text:s/></text:span><text:span text:style-name="T244">játékos választása befolyásolhatja a játék történetét.</text:span></text:p>
        <text:p text:style-name="P245"><text:tab/></text:p>
        <text:p text:style-name="Textbody"><text:span text:style-name="T246">-</text:span><text:span text:style-name="T247">Tárgy rendszer</text:span><text:span text:style-name="T248">: A tárgy rendszer a játékos által felvett itemeket fogja egy adatbázisban eltárolni. Különböző item típusok vannak pl: Kulcsok, Ubimon labdák, Heal itemek stb.</text:span></text:p>
        <text:p text:style-name="P249"/>
        <text:p text:style-name="Textbody"><text:span text:style-name="T250">-</text:span><text:span text:style-name="T251">Event rendszer</text:span><text:span text:style-name="T252">: A ját</text:span><text:span text:style-name="T253">ékos billentyűzet vagy game controller által kiadott inputra (eventre) a játék mozgással, illetve interaktivitással válaszol.</text:span></text:p>
        <text:p text:style-name="P254"/>
        <text:p text:style-name="Textbody"><text:span text:style-name="T255">-</text:span><text:span text:style-name="T256">In game eventek</text:span><text:span text:style-name="T257">: A játék során előre beprogramozott in-game eventek vannak, amelyeket a játékos egy tile-ra lépéssel, szintlépés</text:span><text:span text:style-name="T258">sel vagy beszélgetés választás alapján aktiválhat. Továbbá vannak véletlenszerű in-game harc eventek is.</text:span></text:p>
        <text:p text:style-name="P259"/>
        <text:p text:style-name="Textbody"><text:span text:style-name="T260">-</text:span><text:span text:style-name="T261">Hang és soundtrack</text:span><text:span text:style-name="T262">: Minden játékbeli területnek saját zenéje van. Ez a komponens felelős a megfelelő hangeffektek lejátszásáért.</text:span></text:p>
        <text:p text:style-name="P263"/>
        <text:p text:style-name="P264">Adatbázis komponensek</text:p>
        <text:p text:style-name="P265"/>
        <text:p text:style-name="Textbody"><text:span text:style-name="T266">-</text:span><text:span text:style-name="T267">Ubimon adatbázis</text:span><text:span text:style-name="T268">: Adatbázis, amely a játékosnál lévő Ubimonok értékeit tárolja. Ezt az adatbázist a harcrendszer, ubimon rendszer és a szint rendszer fogja módosítani.</text:span></text:p>
        <text:p text:style-name="P269"/>
        <text:p text:style-name="Textbody"><text:span text:style-name="T270">-</text:span><text:span text:style-name="T271">Item adatbázis</text:span><text:span text:style-name="T272">: A játékos bírtokában lévő tárgyak adatbázisa. Ezt az<text:s/></text:span><text:span text:style-name="T273">adatbázist a tárgy rendszer fogja módosítani.</text:span></text:p>
        <text:p text:style-name="P274"/>
        <text:p text:style-name="Textbody"><text:span text:style-name="T275">-</text:span><text:span text:style-name="T276">További adatbázisok</text:span><text:span text:style-name="T277">: Többjátékos módhoz.</text:span></text:p>
        <text:p text:style-name="P278"/>
        <text:p text:style-name="P279">4.2. A termék használatának előnyei</text:p>
        <table:table table:style-name="Table280">
          <table:table-columns>
            <table:table-column table:style-name="TableColumn281"/>
            <table:table-column table:style-name="TableColumn282"/>
          </table:table-columns>
          <table:table-row table:style-name="TableRow283">
            <table:table-cell table:style-name="TableCell284">
              <text:p text:style-name="P285">A játékos haszna (előnyei)</text:p>
            </table:table-cell>
            <table:table-cell table:style-name="TableCell286">
              <text:p text:style-name="P287">Az ezt támogató rendszer jellemző(k)</text:p>
            </table:table-cell>
          </table:table-row>
          <table:table-row table:style-name="TableRow288">
            <table:table-cell table:style-name="TableCell289">
              <text:p text:style-name="P290">40 óra alap játékidő</text:p>
            </table:table-cell>
            <table:table-cell table:style-name="TableCell291">
              <text:p text:style-name="P292">A játék egyjátékos módja 40 óra<text:s/>contentet tartalmaz.</text:p>
            </table:table-cell>
          </table:table-row>
          <table:table-row table:style-name="TableRow293">
            <table:table-cell table:style-name="TableCell294">
              <text:p text:style-name="P295">Co-op mód</text:p>
            </table:table-cell>
            <table:table-cell table:style-name="TableCell296">
              <text:p text:style-name="P297">A játék egyjátékos részét maximum 4 másik emberrel lehet egyszerre játszani, a játék nehézségi szintje a játékosok számával növekszik.</text:p>
            </table:table-cell>
          </table:table-row>
          <table:table-row table:style-name="TableRow298">
            <table:table-cell table:style-name="TableCell299">
              <text:p text:style-name="P300">Többjátékos mód</text:p>
            </table:table-cell>
            <table:table-cell table:style-name="TableCell301">
              <text:p text:style-name="P302">A játékot többjátékos módban is lehet játszani, maximum 32<text:s/>emberrel.</text:p>
            </table:table-cell>
          </table:table-row>
          <text:soft-page-break/>
          <table:table-row table:style-name="TableRow303">
            <table:table-cell table:style-name="TableCell304">
              <text:p text:style-name="P305">Témája a környezetvédelem</text:p>
            </table:table-cell>
            <table:table-cell table:style-name="TableCell306">
              <text:p text:style-name="P307">Felhívja a figyelmet a környezetvédelemre.</text:p>
            </table:table-cell>
          </table:table-row>
        </table:table>
        <text:p text:style-name="P308"/>
        <text:p text:style-name="P309">4.3. Feltételezések és függőségek</text:p>
        <text:p text:style-name="P310">Feltételezzük, hogy a játék egyjátékos módja működőképes, az adatbázis rendszer üzemel, a co-op és többjátékos módok működnek.</text:p>
        <text:p text:style-name="P311">Feltételezzük, hogy az adatbázis mérete megfelelő.</text:p>
        <text:p text:style-name="P312"/>
        <text:p text:style-name="P313">4.4 Költségbecslés</text:p>
        <text:p text:style-name="P314">Fejlesztési idő: 1 év.</text:p>
        <text:p text:style-name="P315">Fejlesztők száma: 5.</text:p>
        <text:p text:style-name="P316">Fejlesztő eszközök: ~ 620.000Ft</text:p>
        <text:p text:style-name="P317">- OpenJDK - ingyenes</text:p>
        <text:p text:style-name="P318">- LWJGL - ingyenes</text:p>
        <text:p text:style-name="P319">- IntelliJ IDEA Community- ingyenes</text:p>
        <text:p text:style-name="P320">- Github - $21 / hónap / ember</text:p>
        <text:p text:style-name="Textbody"><text:span text:style-name="T321">-<text:s/></text:span><text:span text:style-name="T322">MySQL Standard Edition - $</text:span><text:span text:style-name="T323">2,000</text:span></text:p>
        <text:p text:style-name="P324"/>
        <text:p text:style-name="P325">Fejlesztők: 21.000.000Ft</text:p>
        <text:p text:style-name="P326">- Game designer / Game artist</text:p>
        <text:p text:style-name="P327">- Sound engineer</text:p>
        <text:p text:style-name="P328">- Game programmer</text:p>
        <text:p text:style-name="P329">- Game level designer</text:p>
        <text:p text:style-name="P330">- Game tester</text:p>
        <text:p text:style-name="P331"/>
        <text:p text:style-name="P332">4.5. Installáció</text:p>
        <text:p text:style-name="P333">A játékot a Steam-ről lehet installálni, továbbá elérhető a google play<text:s/>áruházban is.</text:p>
        <text:h text:style-name="P334" text:outline-level="1">5. A végtermék jellemzői, biztosított szolgáltatások</text:h>
        <text:p text:style-name="P335">5.1. Az Ubimon alapötletének áttekintése</text:p>
        <text:p text:style-name="P336"><text:span text:style-name="T337">A projekt fő témája környezetünk és annak védelme. Ennek megfelelően a hangsúly a játék világában levő, annak egyensúlyát megtartó különleges képess</text:span><text:span text:style-name="T338">égekkel rendelkező állat- és növényfajokon (Ubimonokon) van a hangsúly. Rajtuk kívül jelen vannak még a velük együtt élő emberek is. Az<text:s/></text:span><text:soft-page-break/><text:span text:style-name="T339">embereknek meg kell tanulniuk szimbiózisban élni ezekkel az Ubimonokkal, mivel az erejük felelőtlen vagy akár önző kihas</text:span><text:span text:style-name="T340">ználása komoly természeti katasztrófákat okozhat.</text:span></text:p>
        <text:p text:style-name="P341"><text:span text:style-name="T342">A főhős – akit a játékos szabadon formázhat – fő célja az Ubimonok gyűjtése és tanulmányozása, dokumentálása. Ennek ellenére rákényszerülhet arra, hogy cselekedjen a fent említett katasztrófák megelőzése ér</text:span><text:span text:style-name="T343">dekében. Saját Ubimonjait használva áll szembe más, vad Ubimonokkal, vagy akár az őket rossz célra használó gonosztevőkkel.</text:span></text:p>
        <text:p text:style-name="P344">5.2. Funkciók</text:p>
        <text:p text:style-name="P345">A játék több órányi egyjátékos tartalmat biztosít a felhasználónak.</text:p>
        <text:p text:style-name="P346">A játék egy nyílt, egységes világban játszódik. A játékos az eddig felfedezett területek között szabadon mozoghat. Előfordulhat, hogy egyes területek nem érhetőek el azonnal a játékos számára, és csak a játék folyamán, később nyílnak meg.</text:p>
        <text:p text:style-name="P347">A játék harcrendszerére jellemző, hogy körökre osztott. A<text:s/>harcban részt vevő Ubimonok sebessége dönti el, hogy melyiknek érvényesül előbb a köre.</text:p>
        <text:p text:style-name="P348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349">5.3. Egyéb szolgáltatások</text:p>
        <text:p text:style-name="P350"><text:span text:style-name="T351">A különböző online funkciók eléréséhez szükség lehet egy felhasználói fiókra, ami Steames kiadás esetén a felhasználó Steam fiókja is lehet. A játékos mentett állásai feltölthető</text:span><text:span text:style-name="T352">ek a Steam Cloud szolgáltatásba, hogy más számítógépen is ott folytathassa a játékot, ahol azt előzőleg félbehagyta. Ugyanez a funkció Android platformon Google-fiókba történő mentéssel valósulna meg.</text:span></text:p>
        <text:h text:style-name="P353" text:outline-level="1">6. Korlátozások</text:h>
        <text:p text:style-name="P354">6.1. Személyi számítógépek tekintetében</text:p>
        <text:p text:style-name="P355"><text:span text:style-name="T356">Személyi számítógépeken a projekt által felhasznált LWJGL keretrendszert figyelembe véve az egyetlen fontosabb rendszerkövetelmény egy OpenGL API-t támogató grafikus kártya. Egyéb rendszerkövetelmény előre nem határozható meg pontosan. Ugyanakkor feltétel</text:span><text:span text:style-name="T357">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p>
        <text:p text:style-name="P358"><text:span text:style-name="T359">6.2.</text:span><text:span text:style-name="T360"><text:s/>Mobil platformok tekintetében</text:span></text:p>
        <text:p text:style-name="P361"><text:span text:style-name="T362">Mobil platformokon egyéb szoftveres követelmények is vannak. Az LWJGL Android operációs rendszeren megköveteli a legalább 24-es API szintet, ami Android 7-el egyenlő.</text:span></text:p>
        <text:p text:style-name="P363">6.3. Egyéb korlátozások</text:p>
        <text:p text:style-name="P364">A játék futtatásának feltétele a végfelhasználói licencszerződés elfogadása.</text:p>
        <text:p text:style-name="P365"><text:span text:style-name="T366">Az online funkciók használatba vételének feltétele a felhasználói feltételek és egy adatvédelmi nyilatkozat elfogadása. Az adatvédelmi nyilatkozatot el nem fogadó felhasználó nem csatlakozhat a program szervereihe</text:span><text:span text:style-name="T367">z, én nem tárolhatóak ott az adatai. Offline viszont továbbra is játszható marad a játék.</text:span></text:p>
        <text:soft-page-break/>
        <text:h text:style-name="P368" text:outline-level="1">7. Minőségi elvárások</text:h>
        <text:p text:style-name="P369">1. A csapat szempontjából a legfontosabb minőségi elvárás,hogy a játék a lehető legrövidebb időn belül a<text:s/>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70">2. A játék elérhető legyen minél több felhasználó számára azaz optimalizációval minél <text:s/>szélesebb gép konfigurációra eljutassuk így gyengébb hardverek is egyaránt gördülékenyen</text:p>
        <text:p text:style-name="P371">tudják futtatni programunkat.</text:p>
        <text:p text:style-name="P372"/>
        <text:h text:style-name="P373" text:outline-level="1">8. Dokumentációkkal kapcsolatos követelmények</text:h>
        <text:h text:style-name="P374" text:outline-level="1">9. Kockázat lista</text:h>
        <text:p text:style-name="P375"><text:span text:style-name="T376">Jelenleg a legnagyobb akadálynak a projekt eddig még csak tervezési státuszban levő Android mobil operációs rendszerekre tervezett kiadása ígérkezik. Az LWJGL – habár lehetséges mobil platformra is készíteni vele játékot – asztali szá</text:span><text:span text:style-name="T377">mítógépekre tervezett keretrendszer. A nehézséget főként az okozza, hogy Android platform-specifikus dokumentáció nem létezik, leszámítva néhány példaprojektet. Jelenleg eme probléma kiküszöbölésére még nincs megoldás a folyamatos tesztelésen kívül.</text:span></text:p>
        <text:p text:style-name="P378"><text:span text:style-name="T379">Tovább</text:span><text:span text:style-name="T380">á a játék többjátékos szolgáltatásainál figyelni kell arra, hogy megfelelő képességű szervereket használjunk, azok túlterhelésének elkerülése érdekében. Fennállhat túlterheléses támadás lehetősége is, tehát biztosítani kell a DDOS támadások elleni megfelel</text:span><text:span text:style-name="T381">ő védelmet.</text:span></text:p>
        <text:h text:style-name="P382" text:outline-level="1">10. Szótár</text:h>
        <text:p text:style-name="P383"><text:span text:style-name="T384"><text:s/></text:span><text:span text:style-name="T385">1. Bevezetés:</text:span></text:p>
        <text:p text:style-name="P386"><text:span text:style-name="T387"><text:tab/></text:span><text:span text:style-name="T388"><text:s text:c="7"/></text:span><text:span text:style-name="T389">-</text:span><text:span text:style-name="T390">RPG(Role Playing Game):</text:span><text:span text:style-name="T391">Másnéven Szerepjáték: A játék programok világában egy olyan</text:span></text:p>
        <text:p text:style-name="P392">műfajnak a megnevezése ahol egy általad létrehozott vagy előre meghatározott karakter bőrébe bújva egy adott szerepet játszol el ,adott világon és adott történet szálon keresztül.</text:p>
        <text:p text:style-name="Textbody"><text:span text:style-name="T393"><text:tab/></text:span><text:span text:style-name="T394">2.2 A probléma megfogalmazása:</text:span></text:p>
        <text:p text:style-name="P395"><text:span text:style-name="T396"><text:tab/></text:span><text:span text:style-name="T397"><text:s text:c="7"/></text:span><text:span text:style-name="T398">-</text:span><text:span text:style-name="T399"><text:s/></text:span><text:span text:style-name="T400">Open-world:</text:span><text:span text:style-name="T401">Másnéven nyílt világú:A játékban a szabadon bejárhatóságot jelképezi.Nincs kötött</text:span></text:p>
        <text:p text:style-name="P402"><text:tab/><text:tab/><text:tab/><text:s text:c="7"/>játék menet,kedved szerint derítheted fel a pályát.</text:p>
        <text:p text:style-name="P403"><text:span text:style-name="T404"><text:tab/><text:s text:c="8"/>-</text:span><text:span text:style-name="T405">NPC:</text:span><text:span text:style-name="T406">Másnéven nem játszható karakter:A ját</text:span><text:span text:style-name="T407">ékban egy játékos által nem irányítható</text:span></text:p>
        <text:p text:style-name="P408"><text:s/><text:tab/><text:s text:c="18"/><text:s/>karakter <text:s/>amik támogatnak vagy cask szimpla kiegészítés a játék világához.</text:p>
        <text:p text:style-name="P409"/>
        <text:p text:style-name="Standard"><text:span text:style-name="T410"><text:tab/></text:span><text:span text:style-name="T411">2.3 Az elkészült termék helye:</text:span></text:p>
        <text:p text:style-name="P412"/>
        <text:p text:style-name="Standard"><text:span text:style-name="T413"><text:tab/></text:span><text:span text:style-name="T414"><text:s text:c="7"/>-</text:span><text:span text:style-name="T415"><text:s/></text:span><text:span text:style-name="T416">exklúziv(„Nem konzol exklúziv”):</text:span><text:span text:style-name="T417">Csak egy adott platformon(PC,PS,Nintendo) elérhető alkotás</text:span></text:p>
        <text:p text:style-name="Standard"><text:span text:style-name="T418"><text:tab/></text:span><text:span text:style-name="T419"><text:tab/></text:span><text:span text:style-name="T420"><text:tab/>A mi játékunk nem fog rendelkezni ezzel a lehetőséggel.</text:span></text:p>
        <text:p text:style-name="P421"/>
        <text:soft-page-break/>
        <text:p text:style-name="Textbody"><text:span text:style-name="T422"><text:tab/></text:span><text:span text:style-name="T423">4.1 A termék kapcsolatai:</text:span></text:p>
        <text:p text:style-name="P424"><text:span text:style-name="T425"><text:tab/><text:s text:c="7"/>-</text:span><text:span text:style-name="T426">RGB slider:</text:span><text:span text:style-name="T427"><text:s/>Másnéven RGB(Red,Green,Blue) színskála: Egy olyan skála<text:s/></text:span><text:span text:style-name="T428">amelyen a</text:span></text:p>
        <text:p text:style-name="P429"><text:s text:c="4"/>a<text:s/>piros<text:s/>zöld kék színek minden árnyalatát kiválaszthatod ezáltal egyedi szín <text:s/></text:p>
        <text:p text:style-name="P430"><text:s text:c="2"/><text:s text:c="2"/>összeállításban hozhatsz létre különböző dolgokat.</text:p>
        <text:p text:style-name="P431"><text:span text:style-name="T432"><text:tab/></text:span><text:span text:style-name="T433"><text:s text:c="7"/>-</text:span><text:span text:style-name="T434">HP(Health Point):</text:span><text:span text:style-name="T435">Másnéven Élet pont:A játékban a szörnyed élet pontját jelző piros színű</text:span></text:p>
        <text:p text:style-name="P436"><text:tab/><text:tab/><text:tab/><text:tab/>csík <text:s text:c="32"/></text:p>
        <text:p text:style-name="P437"><text:span text:style-name="T438"><text:line-break/></text:span><text:span text:style-name="T439"><text:tab/><text:s text:c="8"/>-</text:span><text:span text:style-name="T440">Attack damage ,defense,specialattack damage,special defense,speed:</text:span></text:p>
        <text:p text:style-name="P441"><text:span text:style-name="T442">Másnéven támadó érték,védekezés,spec.<text:s/></text:span><text:span text:style-name="T443">támadó</text:span><text:span text:style-name="T444"><text:s/></text:span><text:span text:style-name="T445">érték, spec. védekezés,sebesség: A szörnyekkel kapcsolatos értékek melyet a rendszer</text:span><text:span text:style-name="T446"><text:s/></text:span><text:span text:style-name="T447">eltárol minden szörnyről.</text:span></text:p>
        <text:p text:style-name="P448"><text:tab/></text:p>
        <text:p text:style-name="P449"><text:span text:style-name="T450"><text:tab/><text:s text:c="7"/>-</text:span><text:span text:style-name="T451">Event(In-game event):</text:span><text:span text:style-name="T452">Másnéven Esemény:A játékban történő különleges események<text:s/></text:span></text:p>
        <text:p text:style-name="P453"><text:s text:c="60"/>megnevezése.</text:p>
        <text:p text:style-name="P454"><text:tab/><text:tab/></text:p>
        <text:p text:style-name="P455"><text:span text:style-name="T456"><text:tab/><text:s text:c="7"/>-</text:span><text:span text:style-name="T457">Tile:</text:span><text:span text:style-name="T458">A játékban az a ter</text:span><text:span text:style-name="T459">ület melyen az NPC-k haladnak.Képzelj el egy előre megadott kockát amin</text:span></text:p>
        <text:p text:style-name="P460"><text:span text:style-name="T461"><text:tab/></text:span><text:span text:style-name="T462"><text:tab/><text:s text:c="3"/>belul négyzetre osztjuk a területet és ezekre a négyzetekre hivatkozva mozgatjuk a karaktert.</text:span></text:p>
        <text:p text:style-name="P463"><text:tab/><text:tab/><text:tab/></text:p>
        <text:p text:style-name="P464"><text:span text:style-name="T465"><text:tab/><text:s text:c="6"/>-</text:span><text:span text:style-name="T466">Spawn/Despawn:</text:span><text:span text:style-name="T467">Másnével megjelenés/eltűnés:A játékban adott NPC-k előre be</text:span><text:span text:style-name="T468">állított</text:span></text:p>
        <text:p text:style-name="P469"><text:tab/><text:tab/><text:tab/><text:tab/><text:s/>megjelenését és eltűnését jelenti.</text:p>
        <text:p text:style-name="P470"><text:s/></text:p>
        <text:p text:style-name="P471"><text:span text:style-name="T472"><text:tab/><text:s text:c="6"/>-</text:span><text:span text:style-name="T473">UI:</text:span><text:span text:style-name="T474">Másnéven felhasználói felület: A játék ezen keresztül kommunikál a játékossal a felhasználó</text:span></text:p>
        <text:p text:style-name="P475"><text:span text:style-name="T476"><text:tab/></text:span><text:span text:style-name="T477"><text:s text:c="14"/></text:span><text:span text:style-name="T478">ezen keresztül irányíthatja és adhatja ki a parancsokat és utasításait a programnak.</text:span></text:p>
        <text:p text:style-name="P479"><text:tab/></text:p>
        <text:p text:style-name="P480"><text:span text:style-name="T481"><text:s text:c="20"/>-</text:span><text:span text:style-name="T482">Turn based:</text:span><text:span text:style-name="T483">Másnéven körökre osztott: A játék harcrendszerének típusát írja le azaz egy körökre</text:span></text:p>
        <text:p text:style-name="P484"><text:tab/><text:tab/>osztott stratégia harcrendszert valósít meg.</text:p>
        <text:p text:style-name="P485"><text:span text:style-name="T486"><text:s text:c="20"/>-</text:span><text:span text:style-name="T487">Co-op:</text:span><text:span text:style-name="T488">A játékban a többjátékos mód lehetősége.</text:span></text:p>
        <text:p text:style-name="P489"><text:span text:style-name="T490"><text:s text:c="20"/>-</text:span><text:span text:style-name="T491">Inp</text:span><text:span text:style-name="T492">ut:</text:span><text:span text:style-name="T493">a billentyűzetről vagy egérről beolvasott jelet Inputnak másnévek bevitelnek nevezzük.</text:span></text:p>
        <text:p text:style-name="P494"><text:tab/><text:s/>A játékot ezekre a bevitelekre reagálva irányítjuk majd.</text:p>
        <text:p text:style-name="P495"><text:tab/></text:p>
        <text:p text:style-name="P496"><text:s text:c="10"/>5.3 Egyéb szolgáltatások:</text:p>
        <text:p text:style-name="P497"><text:span text:style-name="T498"><text:s text:c="13"/></text:span><text:span text:style-name="T499"><text:s text:c="3"/></text:span><text:span text:style-name="T500"><text:s/></text:span><text:span text:style-name="T501">-</text:span><text:span text:style-name="T502">Steam Cloud:</text:span><text:span text:style-name="T503">A Steam felhő alapú tárolója melyben a játék adatai fognak eltárolódni.</text:span></text:p>
        <text:p text:style-name="P504"/>
        <text:p text:style-name="P505"><text:s text:c="10"/>6.3 Egyéb<text:s/>korlátozások:</text:p>
        <text:p text:style-name="P506"><text:span text:style-name="T507"><text:s text:c="20"/>-</text:span><text:span text:style-name="T508">Offline:</text:span><text:span text:style-name="T509">Internet csatlakozás nélküli elérhetőség.A játék internet csatlakozás nélkül is játszható.</text:span></text:p>
        <text:p text:style-name="P510"><text:span text:style-name="T511"><text:s text:c="20"/>-</text:span><text:span text:style-name="T512"><text:s/></text:span><text:span text:style-name="T513">DDOS támadás:</text:span><text:span text:style-name="T514"><text:s/>Olyan rendszer ellen irányuló terheléses támadás melynek célja a szolgáltatás<text:s/></text:span></text:p>
        <text:p text:style-name="P515"><text:span text:style-name="T516"><text:tab/></text:span><text:span text:style-name="T517"><text:tab/></text:span><text:span text:style-name="T518"><text:tab/>elérhetetlenségének elérése.</text:span></text:p>
        <text:p text:style-name="P519"><text:line-break/></text:p>
        <text:p text:style-name="P52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Droid Sans Fallback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10-05T11:22:00Z</meta:creation-date>
    <dc:date>2021-10-07T19:37:00Z</dc:date>
    <meta:template xlink:href="Normal" xlink:type="simple"/>
    <meta:editing-cycles>1</meta:editing-cycles>
    <meta:editing-duration>PT4920S</meta:editing-duration>
    <meta:document-statistic meta:page-count="11" meta:paragraph-count="39" meta:word-count="2520" meta:character-count="19872" meta:row-count="144" meta:non-whitespace-character-count="17391"/>
  </office:meta>
</office:document-meta>
</file>